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61cm" fo:margin-top="0cm" fo:margin-bottom="0cm" table:align="center" style:writing-mode="lr-tb"/>
    </style:style>
    <style:style style:name="Tabla1.A" style:family="table-column">
      <style:table-column-properties style:column-width="0.938cm"/>
    </style:style>
    <style:style style:name="Tabla1.B" style:family="table-column">
      <style:table-column-properties style:column-width="3.161cm"/>
    </style:style>
    <style:style style:name="Tabla1.C" style:family="table-column">
      <style:table-column-properties style:column-width="2.642cm"/>
    </style:style>
    <style:style style:name="Tabla1.D" style:family="table-column">
      <style:table-column-properties style:column-width="8.867cm"/>
    </style:style>
    <style:style style:name="Tabla1.1" style:family="table-row">
      <style:table-row-properties style:min-row-height="0.146cm" style:keep-together="true" fo:keep-together="auto"/>
    </style:style>
    <style:style style:name="Tabla1.A1" style:family="table-cell">
      <style:table-cell-properties fo:padding="0.026cm" fo:border="0.026cm solid #4bacc6"/>
    </style:style>
    <style:style style:name="Tabla1.D1" style:family="table-cell">
      <style:table-cell-properties fo:padding="0.026cm" fo:border-left="0.026cm solid #4bacc6" fo:border-right="0.026cm solid #000001" fo:border-top="0.026cm solid #4bacc6" fo:border-bottom="0.026cm solid #4bacc6"/>
    </style:style>
    <style:style style:name="Tabla1.2" style:family="table-row">
      <style:table-row-properties style:min-row-height="0.714cm" style:keep-together="true" fo:keep-together="auto"/>
    </style:style>
    <style:style style:name="P1" style:family="paragraph" style:parent-style-name="Standard">
      <style:text-properties fo:language="es" fo:country="CO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P5" style:family="paragraph" style:parent-style-name="Standard">
      <style:paragraph-properties fo:margin-left="0cm" fo:margin-right="0.635cm" fo:text-indent="0cm" style:auto-text-indent="false"/>
      <style:text-properties fo:font-size="10pt" style:font-size-asian="10pt"/>
    </style:style>
    <style:style style:name="P6" style:family="paragraph" style:parent-style-name="Text_20_body" style:list-style-name="WWNum5"/>
    <style:style style:name="P7" style:family="paragraph" style:parent-style-name="Text_20_body" style:list-style-name="WWNum8"/>
    <style:style style:name="P8" style:family="paragraph" style:parent-style-name="Text_20_body" style:list-style-name="WWNum12"/>
    <style:style style:name="P9" style:family="paragraph" style:parent-style-name="Text_20_body">
      <style:paragraph-properties fo:margin-left="2.54cm" fo:margin-right="0cm" fo:text-indent="0cm" style:auto-text-indent="false"/>
      <style:text-properties fo:color="#000000" fo:language="es" fo:country="CO"/>
    </style:style>
    <style:style style:name="P10" style:family="paragraph" style:parent-style-name="Text_20_body">
      <style:paragraph-properties fo:margin-left="1.905cm" fo:margin-right="0cm" fo:text-indent="0cm" style:auto-text-indent="false"/>
      <style:text-properties fo:language="es" fo:country="CO"/>
    </style:style>
    <style:style style:name="P11" style:family="paragraph" style:parent-style-name="Heading_20_1" style:list-style-name="">
      <style:paragraph-properties fo:text-align="justify" style:justify-single-word="false"/>
    </style:style>
    <style:style style:name="P12" style:family="paragraph" style:parent-style-name="Heading_20_1" style:list-style-name="">
      <style:paragraph-properties fo:margin-left="1.27cm" fo:margin-right="0cm" fo:text-indent="0cm" style:auto-text-indent="false"/>
      <style:text-properties fo:language="es" fo:country="CO"/>
    </style:style>
    <style:style style:name="P13" style:family="paragraph" style:parent-style-name="Heading_20_1" style:list-style-name="">
      <style:paragraph-properties fo:margin-left="0.762cm" fo:margin-right="0cm" fo:text-indent="0cm" style:auto-text-indent="false"/>
    </style:style>
    <style:style style:name="P14" style:family="paragraph" style:parent-style-name="Heading_20_2">
      <style:paragraph-properties fo:margin-left="1.27cm" fo:margin-right="0cm" fo:text-indent="-1.27cm" style:auto-text-indent="false"/>
    </style:style>
    <style:style style:name="P15" style:family="paragraph" style:parent-style-name="Title" style:master-page-name="Standard">
      <style:paragraph-properties style:page-number="auto"/>
    </style:style>
    <style:style style:name="P16" style:family="paragraph" style:parent-style-name="Normal_20__28_Web_29_">
      <style:paragraph-properties fo:margin-top="0cm" fo:margin-bottom="0cm"/>
    </style:style>
    <style:style style:name="P17" style:family="paragraph" style:parent-style-name="Normal_20__28_Web_29_">
      <style:paragraph-properties fo:margin-top="0cm" fo:margin-bottom="0cm" fo:text-align="center" style:justify-single-word="false"/>
    </style:style>
    <style:style style:name="T1" style:family="text">
      <style:text-properties fo:language="es" fo:country="CO"/>
    </style:style>
    <style:style style:name="T2" style:family="text">
      <style:text-properties fo:language="es" fo:country="CO" fo:font-weight="normal" style:font-weight-asian="normal" style:font-name-complex="Arial2" style:font-size-complex="12pt"/>
    </style:style>
    <style:style style:name="T3" style:family="text">
      <style:text-properties fo:color="#000000" style:font-name="Times New Roman" fo:font-size="10pt" fo:language="es" fo:country="CO" fo:font-weight="normal" style:font-size-asian="10pt" style:font-weight-asian="normal"/>
    </style:style>
    <style:style style:name="T4" style:family="text">
      <style:text-properties fo:color="#000000" style:font-name="Times New Roman" fo:language="es" fo:country="CO" fo:font-weight="normal" style:font-weight-asian="normal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000000" style:font-name="Arial1" fo:font-size="10pt" style:font-size-asian="10pt" style:font-name-complex="Arial2" style:font-size-complex="10pt"/>
    </style:style>
    <style:style style:name="T8" style:family="text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9" style:family="text">
      <style:text-properties fo:color="#000000" style:font-name="Arial1" fo:language="es" fo:country="CO" style:font-name-complex="Arial2"/>
    </style:style>
    <style:style style:name="T10" style:family="text">
      <style:text-properties fo:color="#000000" fo:language="es" fo:country="CO"/>
    </style:style>
    <style:style style:name="T11" style:family="text">
      <style:text-properties style:font-name="Times New Roman" fo:font-size="10pt" fo:language="es" fo:country="CO" fo:font-weight="normal" style:font-size-asian="10pt" style:font-weight-asian="normal"/>
    </style:style>
    <style:style style:name="T12" style:family="text">
      <style:text-properties style:font-name="Times New Roman" fo:language="es" fo:country="CO" fo:font-weight="normal" style:font-weight-asian="normal"/>
    </style:style>
    <style:style style:name="T13" style:family="text">
      <style:text-properties fo:font-size="10pt" style:font-size-asian="10pt"/>
    </style:style>
    <style:style style:name="T14" style:family="text">
      <style:text-properties fo:font-size="10pt" fo:language="es" fo:country="CO" style:font-size-asian="10pt"/>
    </style:style>
    <style:style style:name="T15" style:family="text">
      <style:text-properties fo:font-size="10pt" fo:language="es" fo:country="CO" fo:font-weight="normal" style:font-size-asian="10pt" style:font-weight-asian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span text:style-name="T1">Dulce para mi amor – Componente Servidor</text:span></text:h>
      <text:h text:style-name="Title" text:outline-level="1"><text:span text:style-name="T1">Caso de Uso: CU_007 Autorizar Envió de Notificación </text:span></text:h>
      <text:h text:style-name="P12" text:outline-level="1"/>
      <text:list xml:id="list3381219767356609702" text:style-name="Outline">
        <text:list-item>
          <text:h text:style-name="Heading_20_1" text:outline-level="1">Breve Descripción</text:h>
        </text:list-item>
      </text:list>
      <text:h text:style-name="P11" text:outline-level="1"><text:span text:style-name="T3">Método que expone al App Móvil, si debe enviar las notificaciones al Whastapp, Facebook y SMS al “amor del usuario”</text:span></text:h>
      <text:list xml:id="list30307480" text:continue-numbering="true" text:style-name="Outline">
        <text:list-item>
          <text:h text:style-name="Heading_20_1" text:outline-level="1"><text:span text:style-name="T1">Breves Descripciones de los Actores </text:span></text:h>
          <text:list>
            <text:list-item>
              <text:h text:style-name="Heading_20_2" text:outline-level="2">App Móvil</text:h>
            </text:list-item>
          </text:list>
        </text:list-item>
      </text:list>
      <text:h text:style-name="P13" text:outline-level="1"><text:span text:style-name="T15">El actor App Móvil es uno de los tres componentes principales del sistema “Dulce para mi amor”, y quien interactúa con el usuario y con el amor, a través de una aplicación móvil.</text:span></text:h>
      <text:p text:style-name="P1"/>
      <text:list xml:id="list30284739" text:continue-numbering="true" text:style-name="Outline">
        <text:list-item>
          <text:h text:style-name="Heading_20_1" text:outline-level="1">Pre – Condiciones </text:h>
        </text:list-item>
      </text:list>
      <text:p text:style-name="P16"><text:span text:style-name="T6">- </text:span><text:span text:style-name="T5">Instalación Previa de la aplicación en el celular del usuario.</text:span></text:p>
      <text:p text:style-name="P16"><text:span text:style-name="T5">- El usuario que se va a autenticar debe estar registrado con su “amor”.</text:span></text:p>
      <text:p text:style-name="P16"><text:span text:style-name="T5">- El “amor” fue reconocido.</text:span></text:p>
      <text:p text:style-name="P16"><text:span text:style-name="T5">- El dulce fue entregado.</text:span></text:p>
      <text:list xml:id="list30309951" text:continue-numbering="true" text:style-name="Outline">
        <text:list-item>
          <text:h text:style-name="Heading_20_1" text:outline-level="1">Datos de entrada</text:h>
        </text:list-item>
      </text:list>
      <text:h text:style-name="P13" text:outline-level="1"><text:span text:style-name="T12">No Aplica</text:span></text:h>
      <text:list xml:id="list30284415" text:continue-numbering="true" text:style-name="Outline">
        <text:list-item>
          <text:h text:style-name="Heading_20_1" text:outline-level="1"><text:span text:style-name="T1">Datos de Salida</text:span></text:h>
        </text:list-item>
      </text:list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6"><text:span text:style-name="T8">No.</text:span></text:p>
          </table:table-cell>
          <table:table-cell table:style-name="Tabla1.A1" office:value-type="string">
            <text:p text:style-name="P16"><text:span text:style-name="T8">Nombre</text:span></text:p>
          </table:table-cell>
          <table:table-cell table:style-name="Tabla1.A1" office:value-type="string">
            <text:p text:style-name="P16"><text:span text:style-name="T8">Tipo</text:span></text:p>
          </table:table-cell>
          <table:table-cell table:style-name="Tabla1.D1" office:value-type="string">
            <text:p text:style-name="P16"><text:span text:style-name="T8">Validaciones</text:span></text:p>
          </table:table-cell>
        </table:table-row>
        <table:table-row table:style-name="Tabla1.2">
          <table:table-cell table:style-name="Tabla1.A1" office:value-type="string">
            <text:p text:style-name="P17"><text:span text:style-name="T7">1</text:span></text:p>
          </table:table-cell>
          <table:table-cell table:style-name="Tabla1.A1" office:value-type="string">
            <text:p text:style-name="P16"><text:span text:style-name="T7">Código de respuesta</text:span></text:p>
          </table:table-cell>
          <table:table-cell table:style-name="Tabla1.A1" office:value-type="string">
            <text:p text:style-name="P16"><text:span text:style-name="T7">Int. Solo lectura</text:span></text:p>
          </table:table-cell>
          <table:table-cell table:style-name="Tabla1.D1" office:value-type="string">
            <text:p text:style-name="P16"><text:span text:style-name="T7">Se indica si se debe enviar notificación: 1,si no se debe enviar notificación: 0</text:span></text:p>
          </table:table-cell>
        </table:table-row>
        <table:table-row table:style-name="Tabla1.2">
          <table:table-cell table:style-name="Tabla1.A1" office:value-type="string">
            <text:p text:style-name="P17"><text:span text:style-name="T7">2</text:span></text:p>
          </table:table-cell>
          <table:table-cell table:style-name="Tabla1.A1" office:value-type="string">
            <text:p text:style-name="P16"><text:span text:style-name="T7">Mensaje de respuesta</text:span></text:p>
          </table:table-cell>
          <table:table-cell table:style-name="Tabla1.A1" office:value-type="string">
            <text:p text:style-name="P16"><text:span text:style-name="T7">Texto. Solo lectura</text:span></text:p>
          </table:table-cell>
          <table:table-cell table:style-name="Tabla1.D1" office:value-type="string">
            <text:p text:style-name="P16"><text:span text:style-name="T7">Mensaje detallado con la respuesta de la operacion.</text:span></text:p>
          </table:table-cell>
        </table:table-row>
      </table:table>
      <text:p text:style-name="P1"/>
      <text:list xml:id="list30300060" text:continue-numbering="true" text:style-name="Outline">
        <text:list-item>
          <text:h text:style-name="Heading_20_1" text:outline-level="1">Flujo Básico de Eventos</text:h>
        </text:list-item>
      </text:list>
      <text:list xml:id="list4309185640013355274" text:style-name="WWNum5">
        <text:list-item>
          <text:p text:style-name="P6"><text:span text:style-name="T9">App Movil envia solicitud de Autorizar Envío de mensaje de notificaciones.</text:span></text:p>
        </text:list-item>
        <text:list-item>
          <text:p text:style-name="P6"><text:span text:style-name="T9">Aplicación Server, muestra interfaz con los datos de salida del  1 al 2.</text:span></text:p>
        </text:list-item>
        <text:list-item>
          <text:p text:style-name="P6"><text:span text:style-name="T9">Aplicación Server, registra transaccionalidad de la operación</text:span></text:p>
        </text:list-item>
        <text:list-item>
          <text:p text:style-name="P6"><text:span text:style-name="T9">App Móvil Recibe los datos de “Aplicación Servidor”, y envía las notificaciones.</text:span></text:p>
        </text:list-item>
      </text:list>
      <text:p text:style-name="P9"/>
      <text:list xml:id="list30282732" text:continue-list="list30300060" text:style-name="Outline">
        <text:list-item>
          <text:h text:style-name="Heading_20_1" text:outline-level="1">Flujos Alternativos</text:h>
          <text:list>
            <text:list-item>
              <text:h text:style-name="P14" text:outline-level="2"><text:span text:style-name="T1">FA 16 Comunicación Fallida con Stand Alone</text:span></text:h>
            </text:list-item>
          </text:list>
        </text:list-item>
      </text:list>
      <text:p text:style-name="Text_20_body"><text:span text:style-name="T1">Si en el paso 1 no existe comunicación con Servidor, entonces:</text:span></text:p>
      <text:list xml:id="list135880511725007256" text:style-name="WWNum8">
        <text:list-item>
          <text:p text:style-name="P7"><text:soft-page-break/><text:span text:style-name="T1">Controlar la excepción e informar al usuario.</text:span></text:p>
        </text:list-item>
      </text:list>
      <text:list xml:id="list30296183" text:continue-list="list30282732" text:style-name="Outline">
        <text:list-item>
          <text:list>
            <text:list-item>
              <text:h text:style-name="P14" text:outline-level="2"><text:span text:style-name="T1">FA 17 Envíar Información incompleta</text:span></text:h>
            </text:list-item>
          </text:list>
        </text:list-item>
      </text:list>
      <text:p text:style-name="Text_20_body"><text:span text:style-name="T1">Si en el paso 1 se recibe los datos incompletos, entonces:</text:span></text:p>
      <text:list xml:id="list4320088915686118789" text:style-name="WWNum12">
        <text:list-item>
          <text:p text:style-name="P8"><text:span text:style-name="T1">Controlar la excepción e informar al usuario.</text:span></text:p>
        </text:list-item>
      </text:list>
      <text:p text:style-name="P10"/>
      <text:list xml:id="list30302478" text:continue-list="list30296183" text:style-name="Outline">
        <text:list-item>
          <text:h text:style-name="Heading_20_1" text:outline-level="1">Post - Condiciones</text:h>
          <text:list>
            <text:list-item>
              <text:h text:style-name="P14" text:outline-level="2"><text:bookmark-start text:name="_GoBack"/><text:span text:style-name="T4">Se autoriza el envío de las notificaciones por Facebook, SMS y por Whastapp</text:span></text:h>
            </text:list-item>
          </text:list>
        </text:list-item>
      </text:list>
      <text:p text:style-name="P1"><text:bookmark-end text:name="_GoBack"/></text:p>
      <text:list xml:id="list30301326" text:continue-numbering="true" text:style-name="Outline">
        <text:list-item>
          <text:h text:style-name="Heading_20_1" text:outline-level="1">Requerimientos Especiales</text:h>
        </text:list-item>
      </text:list>
      <text:p text:style-name="Text_20_body"><text:span text:style-name="T1">No Aplica 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CO" style:font-size-asian="10pt" style:language-asian="es" style:country-asian="CO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s" fo:country="CO" style:font-name-asian="Times New Roman1" style:font-size-asian="10pt" style:language-asian="es" style:country-asian="CO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12cm" fo:margin-bottom="0.106cm" style:line-height-at-least="0.423cm" fo:orphans="0" fo:widows="0" fo:keep-with-next="always"/>
      <style:text-properties style:font-name="Arial1" fo:font-weight="bold" style:font-weight-asian="bold" style:font-size-complex="10pt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Outline" style:class="text">
      <style:paragraph-properties fo:margin-top="0cm" fo:margin-bottom="0cm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style:font-name="Arial1" fo:font-size="11pt" style:font-size-asian="11pt" style:font-name-complex="Arial2" style:font-size-complex="11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ubtitle" style:default-outline-level="1" style:class="chapter">
      <style:paragraph-properties fo:margin-top="0.423cm" fo:margin-bottom="0.106cm" fo:text-align="center" style:justify-single-word="false"/>
      <style:text-properties style:font-name="Arial1" fo:font-size="16pt" fo:font-weight="bold" style:letter-kerning="true" style:font-size-asian="16pt" style:font-weight-asian="bold" style:font-name-complex="Arial2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  <style:text-properties fo:language="es" fo:country="CO" style:language-asian="es" style:country-asian="CO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Texto_20_independiente_20_Car" style:display-name="Texto independiente Car" style:family="text" style:parent-style-name="Default_20_Paragraph_20_Font">
      <style:text-properties fo:language="en" fo:country="US" style:language-asian="en" style:country-asian="US" style:language-complex="ar" style:country-complex="SA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Standard">
      <style:paragraph-properties fo:margin-left="0cm" fo:margin-right="0.635cm" fo:text-indent="0cm" style:auto-text-indent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fo:font-size="10pt" fo:language="es" fo:country="CO" style:font-size-asian="10pt"/>
    </style:style>
    <style:style style:name="MT2" style:family="text">
      <style:text-properties fo:font-size="10pt" style:font-size-asian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ubject>&gt;</text:subject></text:p>
        <text:p text:style-name="Standard"><text:span text:style-name="MT1">Use-case Specification: CU_007 Autorizar envió de notificación</text:span></text:p>
        <text:p text:style-name="Standard"><text:span text:style-name="MT1"><text:s text:c="2"/></text:span><text:span text:style-name="MT2">Date: <text:s/>&lt;03/04/16&gt;</text:span></text:p>
        <text:p text:style-name="Header"/>
      </style:header>
      <style:footer>
        <text:p text:style-name="MP2"/>
        <text:p text:style-name="MP3"/>
        <text:p text:style-name="MP4"><text:span text:style-name="MT2">Page </text:span><text:page-number text:select-page="current">2</text:page-number><text:span text:style-name="page_20_number"><text:span text:style-name="MT2"> of </text:span></text:span><text:page-count>2</text:page-count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&gt;</dc:title>
    <dc:subject>&gt;</dc:subject>
    <meta:initial-creator>Carolina Muñoz Bermejo</meta:initial-creator>
    <dc:creator>Carolina Muñoz</dc:creator>
    <meta:editing-cycles>14</meta:editing-cycles>
    <meta:print-date>2016-04-04T18:37:00</meta:print-date>
    <meta:creation-date>2016-04-04T18:59:00</meta:creation-date>
    <dc:date>2016-04-05T10:12:11.84</dc:date>
    <meta:editing-duration>PT2M50S</meta:editing-duration>
    <meta:generator>OpenOffice/4.1.2$Win32 OpenOffice.org_project/412m3$Build-9782</meta:generator>
    <meta:document-statistic meta:table-count="1" meta:image-count="0" meta:object-count="0" meta:page-count="2" meta:paragraph-count="47" meta:word-count="313" meta:character-count="1796"/>
    <meta:user-defined meta:name="AppVersion">14.0000</meta:user-defined>
    <meta:user-defined meta:name="Company">&l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&lt;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uc_specification_tpl.dot" xlink:href=""/>
  </office:meta>
</office:document-meta>
</file>